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bottom="10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bottom="10.00p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teps for deploy application through ansible=&gt;</text:span></text:p>
      <text:p text:style-name="P1"><text:span text:style-name="T1">1.create SSH key ansible.pem</text:span></text:p>
      <text:p text:style-name="P1"><text:span text:style-name="T1"/></text:p>
      <text:p text:style-name="P1"><text:span text:style-name="T1"/></text:p>
      <text:p text:style-name="P1"><text:span text:style-name="T1">2.write inventory file=&gt;</text:span></text:p>
      <text:list text:style-name="L2">
        <text:list-item>
          <text:p text:style-name="P2"><text:span text:style-name="T1"><text:s text:c="7"/>it is used for connect to hosts</text:span></text:p>
        </text:list-item>
        <text:list-item>
          <text:p text:style-name="P2"><text:span text:style-name="T1">go to<text:s text:c="4"/>sudo nano /etc/ansible/hosts</text:span></text:p>
        </text:list-item>
        <text:list-item>
          <text:p text:style-name="P2"><text:span text:style-name="T1">write following code on hosts file in that write private ip of application server and web server also write user and SSH key path which you need to create</text:span></text:p>
        </text:list-item>
      </text:list>
      <text:p text:style-name="P3"><text:span text:style-name="T1">--------------------------------------------------------------------------------------------------</text:span></text:p>
      <text:p text:style-name="P3"><text:span text:style-name="T1">[webserver]</text:span></text:p>
      <text:p text:style-name="P3"><text:span text:style-name="T1">10.0.0.94 ansible_user=ubuntu ansible_ssh_private_key_file=/home/ubuntu/ansible.pem ansible_connection=ssh</text:span></text:p>
      <text:p text:style-name="P3"><text:span text:style-name="T1">[appserver]</text:span></text:p>
      <text:p text:style-name="P3"><text:span text:style-name="T1">10.0.1.200 ansible_user=ubuntu ansible_ssh_private_key_file=/home/ubuntu/ansible.pem ansible_connection=ssh</text:span></text:p>
      <text:p text:style-name="P3"><text:span text:style-name="T1">-----------------------------------------------------------------------------------</text:span></text:p>
      <text:list text:style-name="L4">
        <text:list-item>
          <text:p text:style-name="P4"><text:span text:style-name="T1">check connection using following comand=&gt; ansible 10.0.1.200 -m ping</text:span></text:p>
        </text:list-item>
      </text:list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3.<text:s text:c="2"/>create paybook for clone git repo which has your application</text:span></text:p>
      <text:list text:style-name="L6">
        <text:list-item>
          <text:p text:style-name="P6"><text:span text:style-name="T1">using sudo nano clonegit.yaml</text:span></text:p>
        </text:list-item>
        <text:list-item>
          <text:p text:style-name="P6"><text:span text:style-name="T1">write in that module for clone repo</text:span></text:p>
        </text:list-item>
      </text:list>
      <text:p text:style-name="P7"><text:span text:style-name="T1">4.create playbook for appserver</text:span></text:p>
      <text:list text:style-name="L8">
        <text:list-item>
          <text:p text:style-name="P8"><text:span text:style-name="T1"><text:s text:c="4"/>craete playbook using sudo nano appserver.yaml</text:span></text:p>
        </text:list-item>
        <text:list-item>
          <text:p text:style-name="P8"><text:span text:style-name="T1">write in that modules for appserver</text:span></text:p>
        </text:list-item>
        <text:list-item>
          <text:p text:style-name="P8"><text:span text:style-name="T1">change change your database credintials in setting.py </text:span></text:p>
        </text:list-item>
        <text:list-item>
          <text:p text:style-name="P8"><text:span text:style-name="T1"><text:s text:c="5"/>first crete gunicorn.service filr on ansible</text:span></text:p>
        </text:list-item>
        <text:list-item>
          <text:p text:style-name="P8"><text:span text:style-name="T1">in that write demon file like following wirte here appserver port and private ip also write here path</text:span></text:p>
        </text:list-item>
      </text:list>
      <text:p text:style-name="P9"><text:span text:style-name="T1">----------------------------------------------------------------------------------------</text:span></text:p>
      <text:p text:style-name="P9"><text:span text:style-name="T1"><text:s text:c="2"/>GNU nano 4.8<text:s text:c="40"/>gunicorn.service<text:s text:c="50"/>[Unit]</text:span></text:p>
      <text:p text:style-name="P9"><text:span text:style-name="T1">Description=gunicorn daemon</text:span></text:p>
      <text:p text:style-name="P9"><text:span text:style-name="T1">After=network.target</text:span></text:p>
      <text:p text:style-name="P9"><text:span text:style-name="T1">[Service]</text:span></text:p>
      <text:p text:style-name="P9"><text:span text:style-name="T1">User=ubuntu</text:span></text:p>
      <text:p text:style-name="P9"><text:span text:style-name="T1">Group=www-data</text:span></text:p>
      <text:p text:style-name="P9"><text:span text:style-name="T1">WorkingDirectory=/home/ubuntu/new/fundoo</text:span></text:p>
      <text:p text:style-name="P9"><text:span text:style-name="T1">ExecStart=/home/ubuntu/new/venv/bin/gunicorn --workers 3 --bind 10.0.1.200:8000 fundoo.wsgi:application</text:span></text:p>
      <text:p text:style-name="P9"><text:span text:style-name="T1">[Install]</text:span></text:p>
      <text:p text:style-name="P9"><text:span text:style-name="T1">WantedBy=multi-user.target</text:span></text:p>
      <text:p text:style-name="P9"><text:span text:style-name="T1">---------------------------------------------------------------------------------------------------------------</text:span></text:p>
      <text:list text:style-name="L10">
        <text:list-item>
          <text:p text:style-name="P10"><text:span text:style-name="T1">check playbook is in runable condition or not uoing following command=&gt;</text:span></text:p>
        </text:list-item>
      </text:list>
      <text:p text:style-name="P11"><text:span text:style-name="T1"><text:s text:c="27"/>ansible-playbook appserver.yaml --check</text:span></text:p>
      <text:list text:style-name="L12">
        <text:list-item>
          <text:p text:style-name="P12"><text:span text:style-name="T1">run playbook using=&gt;<text:s text:c="2"/>ansible-playbook appserver.yaml</text:span></text:p>
        </text:list-item>
      </text:list>
      <text:p text:style-name="P13"><text:span text:style-name="T1"/></text:p>
      <text:p text:style-name="P13"><text:span text:style-name="T1"/></text:p>
      <text:p text:style-name="P13"><text:span text:style-name="T1">4. create chatapp file and write in that web server configuration using=&gt;</text:span></text:p>
      <text:p text:style-name="P13"><text:span text:style-name="T1"><text:s text:c="4"/>sudo nano chatapp<text:s text:c="4"/>in that write folowing script and ip of appsever</text:span></text:p>
      <text:p text:style-name="P13"><text:span text:style-name="T1">----------------------------------------------------------------</text:span></text:p>
      <text:p text:style-name="P13"><text:span text:style-name="T1"><text:s/>server {</text:span></text:p>
      <text:p text:style-name="P13"><text:span text:style-name="T1"><text:s/>listen 80;</text:span></text:p>
      <text:p text:style-name="P13"><text:span text:style-name="T1"><text:s/>server_name _;</text:span></text:p>
      <text:p text:style-name="P13"><text:span text:style-name="T1"><text:s/>location = /favicon.ico { access_log off; log_not_found off; }</text:span></text:p>
      <text:p text:style-name="P13"><text:span text:style-name="T1"><text:s/>location / {</text:span></text:p>
      <text:p text:style-name="P13"><text:span text:style-name="T1"><text:s text:c="5"/>include proxy_params;</text:span></text:p>
      <text:p text:style-name="P13"><text:span text:style-name="T1"><text:s text:c="5"/>proxy_pass<text:s/></text:span><text:a xlink:href="http://10.0.1.200:8000"><text:span text:style-name="T2">http://10.0.1.200:8000</text:span></text:a><text:span text:style-name="T3">;</text:span></text:p>
      <text:p text:style-name="P13"><text:span text:style-name="T3"><text:s/>}</text:span></text:p>
      <text:p text:style-name="P13"><text:span text:style-name="T3">}</text:span></text:p>
      <text:p text:style-name="P13"><text:span text:style-name="T3"/></text:p>
      <text:p text:style-name="P13"><text:span text:style-name="T3">---------------------------------------------------------------</text:span></text:p>
      <text:p text:style-name="P13"><text:span text:style-name="T3"/></text:p>
      <text:p text:style-name="P13"><text:span text:style-name="T3"/></text:p>
      <text:p text:style-name="P13"><text:span text:style-name="T3">5. write playbook for web server using =&gt;</text:span></text:p>
      <text:p text:style-name="P13"><text:span text:style-name="T3">sudo nano webserver.yaml and run it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